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title</text:p>
          </table:table-cell>
        </table:table-row>
        <table:table-row table:style-name="ro1">
          <table:table-cell office:value-type="string">
            <text:p>a line with <text:span text:style-name="T1">style</text:span></text:p>
          </table:table-cell>
        </table:table-row>
        <table:table-row table:style-name="ro1">
          <table:table-cell office:value-type="string">
            <text:p>a line with <text:span text:style-name="T2">multiple</text:span> <text:span text:style-name="T1">styles</text:span></text:p>
          </table:table-cell>
        </table:table-row>
        <table:table-row table:style-name="ro1">
          <table:table-cell office:value-type="string">
            <text:p><text:a xlink:href="http://www.erp5.org/">http://www.erp5.org</text:a></text:p>
          </table:table-cell>
        </table:table-row>
        <table:table-row table:style-name="ro1">
          <table:table-cell office:value-type="string">
            <text:p><text:a xlink:href="mailto:john.doe@example.com">john.doe@example.com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4/11/2008</text:date>, <text:time>15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Jérome Perrin</meta:initial-creator>
    <meta:creation-date>2008-11-14T15:17:23</meta:creation-date>
    <dc:creator>Jérome Perrin</dc:creator>
    <dc:date>2008-11-14T15:31:48</dc:date>
    <meta:editing-cycles>8</meta:editing-cycles>
    <meta:editing-duration>PT14M25S</meta:editing-duration>
    <meta:user-defined meta:name="Info 1"/>
    <meta:user-defined meta:name="Info 2"/>
    <meta:user-defined meta:name="Info 3"/>
    <meta:user-defined meta:name="Info 4"/>
    <meta:document-statistic meta:table-count="1" meta:cell-count="5"/>
  </office:meta>
</office:document-meta>
</file>